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number="urn:oasis:names:tc:opendocument:xmlns:datastyle:1.0" xmlns:style="urn:oasis:names:tc:opendocument:xmlns:style:1.0" xmlns:table="urn:oasis:names:tc:opendocument:xmlns:tab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number="urn:oasis:names:tc:opendocument:xmlns:datastyle:1.0" xmlns:style="urn:oasis:names:tc:opendocument:xmlns:style:1.0" xmlns:table="urn:oasis:names:tc:opendocument:xmlns:tab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1" style:family="table" style:master-page-name="Standard1">
      <style:table-properties table:display="true"/>
    </style:style>
  </office:automatic-styles>
  <office:body>
    <office:spreadsheet>
      <table:table table:name="Nota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Sobrenome</text:p>
          </table:table-cell>
          <table:table-cell office:value-type="string">
            <text:p>Número de identificação</text:p>
          </table:table-cell>
          <table:table-cell office:value-type="string">
            <text:p>Instituição</text:p>
          </table:table-cell>
          <table:table-cell office:value-type="string">
            <text:p>Departamento</text:p>
          </table:table-cell>
          <table:table-cell office:value-type="string">
            <text:p>Endereço de e-mail</text:p>
          </table:table-cell>
          <table:table-cell office:value-type="string">
            <text:p>Tarefa: Lab Avançado — Testes de Integração com SQLite (Carrinho UniPay) (Real)</text:p>
          </table:table-cell>
          <table:table-cell office:value-type="string">
            <text:p>Tarefa: Atividade — Formatação do Relatório de Inspeção (Real)</text:p>
          </table:table-cell>
          <table:table-cell office:value-type="string">
            <text:p>Último download realizado neste curso.</text:p>
          </table:table-cell>
        </table:table-row>
        <table:table-row>
          <table:table-cell office:value-type="string">
            <text:p>Diego</text:p>
          </table:table-cell>
          <table:table-cell office:value-type="string">
            <text:p>Augusto Siqueira Batista</text:p>
          </table:table-cell>
          <table:table-cell office:value-type="string">
            <text:p>252066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diegoconecttec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Jéssica</text:p>
          </table:table-cell>
          <table:table-cell office:value-type="string">
            <text:p>Beatriz de Sousa Cordeiro</text:p>
          </table:table-cell>
          <table:table-cell office:value-type="string">
            <text:p>231077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Bj201003@gmail.com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Wagdo</text:p>
          </table:table-cell>
          <table:table-cell office:value-type="string">
            <text:p>Braga Gomes Junior</text:p>
          </table:table-cell>
          <table:table-cell office:value-type="string">
            <text:p>2411093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wagdobragajunior@g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Igor</text:p>
          </table:table-cell>
          <table:table-cell office:value-type="string">
            <text:p>Brandão Miranda</text:p>
          </table:table-cell>
          <table:table-cell office:value-type="string">
            <text:p>2321060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igorbrandaomiranda@g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Juliann</text:p>
          </table:table-cell>
          <table:table-cell office:value-type="string">
            <text:p>Costa Nascimento</text:p>
          </table:table-cell>
          <table:table-cell office:value-type="string">
            <text:p>231310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julianncosta2203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Samuel</text:p>
          </table:table-cell>
          <table:table-cell office:value-type="string">
            <text:p>Custódio de Carvalho Rodrigues</text:p>
          </table:table-cell>
          <table:table-cell office:value-type="string">
            <text:p>231207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fecarvalho05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utto</text:p>
          </table:table-cell>
          <table:table-cell office:value-type="string">
            <text:p>de Souza Sales</text:p>
          </table:table-cell>
          <table:table-cell office:value-type="string">
            <text:p>2310431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uttosouzasales29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Rafael</text:p>
          </table:table-cell>
          <table:table-cell office:value-type="string">
            <text:p>Dias Ferreira Santos</text:p>
          </table:table-cell>
          <table:table-cell office:value-type="string">
            <text:p>231016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deathof40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Fellipe</text:p>
          </table:table-cell>
          <table:table-cell office:value-type="string">
            <text:p>Domingos Silva</text:p>
          </table:table-cell>
          <table:table-cell office:value-type="string">
            <text:p>231146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fellipegps@hot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Victor</text:p>
          </table:table-cell>
          <table:table-cell office:value-type="string">
            <text:p>Duarte Madaleno</text:p>
          </table:table-cell>
          <table:table-cell office:value-type="string">
            <text:p>2310684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victorduarte0409123@gmail.com</text:p>
          </table:table-cell>
          <table:table-cell office:value-type="string">
            <text:p>0.62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Enzo</text:p>
          </table:table-cell>
          <table:table-cell office:value-type="string">
            <text:p>Eduardo de Paula Lima</text:p>
          </table:table-cell>
          <table:table-cell office:value-type="string">
            <text:p>2310728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enzoeduardo479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Karllos</text:p>
          </table:table-cell>
          <table:table-cell office:value-type="string">
            <text:p>Eduardo Gomes Silva</text:p>
          </table:table-cell>
          <table:table-cell office:value-type="string">
            <text:p>2320573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contato.karlloseduardo@gmail.com</text:p>
          </table:table-cell>
          <table:table-cell office:value-type="string">
            <text:p>0.87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Luís</text:p>
          </table:table-cell>
          <table:table-cell office:value-type="string">
            <text:p>Fernando Pereira</text:p>
          </table:table-cell>
          <table:table-cell office:value-type="string">
            <text:p>2310111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luisfernando-louis@hot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Francisco Vaz Azevedo</text:p>
          </table:table-cell>
          <table:table-cell office:value-type="string">
            <text:p>231307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abrielvaz2143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Anny</text:p>
          </table:table-cell>
          <table:table-cell office:value-type="string">
            <text:p>Gabrielly Gonçalves de Oliveira</text:p>
          </table:table-cell>
          <table:table-cell office:value-type="string">
            <text:p>231001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annygabbyoficial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ustavo</text:p>
          </table:table-cell>
          <table:table-cell office:value-type="string">
            <text:p>Garcia Neres</text:p>
          </table:table-cell>
          <table:table-cell office:value-type="string">
            <text:p>231096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ustavoneres0207@gmail.com</text:p>
          </table:table-cell>
          <table:table-cell office:value-type="string">
            <text:p>0.5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Higor</text:p>
          </table:table-cell>
          <table:table-cell office:value-type="string">
            <text:p>Giovane Monteiro Torres</text:p>
          </table:table-cell>
          <table:table-cell office:value-type="string">
            <text:p>2310870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higorgiovane7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ustavo</text:p>
          </table:table-cell>
          <table:table-cell office:value-type="string">
            <text:p>Henrique Carvalho</text:p>
          </table:table-cell>
          <table:table-cell office:value-type="string">
            <text:p>2312718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oakhenry2@gmail.com</text:p>
          </table:table-cell>
          <table:table-cell office:value-type="string">
            <text:p>0.87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Ryan</text:p>
          </table:table-cell>
          <table:table-cell office:value-type="string">
            <text:p>Henrique Costa</text:p>
          </table:table-cell>
          <table:table-cell office:value-type="string">
            <text:p>2210200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ryanhhenrique4@gmail.com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Luiz</text:p>
          </table:table-cell>
          <table:table-cell office:value-type="string">
            <text:p>Henrique Cunha Siqueira</text:p>
          </table:table-cell>
          <table:table-cell office:value-type="string">
            <text:p>231126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lhenrique181104@gmail.com</text:p>
          </table:table-cell>
          <table:table-cell office:value-type="string">
            <text:p>0.75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Caio</text:p>
          </table:table-cell>
          <table:table-cell office:value-type="string">
            <text:p>Henrique Duarte de Arruda</text:p>
          </table:table-cell>
          <table:table-cell office:value-type="string">
            <text:p>231018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carruda123@icloud.com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Pedro</text:p>
          </table:table-cell>
          <table:table-cell office:value-type="string">
            <text:p>Henrique Matias Echebarria</text:p>
          </table:table-cell>
          <table:table-cell office:value-type="string">
            <text:p>231005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echebarriapedro@gmail.com</text:p>
          </table:table-cell>
          <table:table-cell office:value-type="string">
            <text:p>0.62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Henrique Ventura Pinto</text:p>
          </table:table-cell>
          <table:table-cell office:value-type="string">
            <text:p>231222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afawa12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Erick</text:p>
          </table:table-cell>
          <table:table-cell office:value-type="string">
            <text:p>Kawan Gomes da Rocha</text:p>
          </table:table-cell>
          <table:table-cell office:value-type="string">
            <text:p>231211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erickkawan12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André</text:p>
          </table:table-cell>
          <table:table-cell office:value-type="string">
            <text:p>Lucas Silva Rocha</text:p>
          </table:table-cell>
          <table:table-cell office:value-type="string">
            <text:p>231249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andrebabybatera@gmail.com</text:p>
          </table:table-cell>
          <table:table-cell office:value-type="string">
            <text:p>0.75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Luccas Marques</text:p>
          </table:table-cell>
          <table:table-cell office:value-type="string">
            <text:p>231020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joaoluccas66@gmail.com</text:p>
          </table:table-cell>
          <table:table-cell office:value-type="string">
            <text:p>1.00</text:p>
          </table:table-cell>
          <table:table-cell office:value-type="string">
            <text:p>0.75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Victor</text:p>
          </table:table-cell>
          <table:table-cell office:value-type="string">
            <text:p>Manoel de Moraes</text:p>
          </table:table-cell>
          <table:table-cell office:value-type="string">
            <text:p>2311453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silvamoraesvictor@gmail.com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ustavo</text:p>
          </table:table-cell>
          <table:table-cell office:value-type="string">
            <text:p>Marques dos Santos</text:p>
          </table:table-cell>
          <table:table-cell office:value-type="string">
            <text:p>2320892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utosantosx@gmail.com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Matheus</text:p>
          </table:table-cell>
          <table:table-cell office:value-type="string">
            <text:p>Marques Portela</text:p>
          </table:table-cell>
          <table:table-cell office:value-type="string">
            <text:p>2310823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matheusmarquesportela@gmail.com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Mendes Dujardin</text:p>
          </table:table-cell>
          <table:table-cell office:value-type="string">
            <text:p>2310006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gabrielmdujardin@g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Augusto</text:p>
          </table:table-cell>
          <table:table-cell office:value-type="string">
            <text:p>Mendes Martins</text:p>
          </table:table-cell>
          <table:table-cell office:value-type="string">
            <text:p>2311091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augustomendes150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Dalton</text:p>
          </table:table-cell>
          <table:table-cell office:value-type="string">
            <text:p>Néias de Carvalho Júnior</text:p>
          </table:table-cell>
          <table:table-cell office:value-type="string">
            <text:p>231024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daltonneiasjr@hotmail.com</text:p>
          </table:table-cell>
          <table:table-cell office:value-type="string">
            <text:p>0.87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Erick</text:p>
          </table:table-cell>
          <table:table-cell office:value-type="string">
            <text:p>Nepomuceno Ribeiro Silva</text:p>
          </table:table-cell>
          <table:table-cell office:value-type="string">
            <text:p>2310817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ericklobobr2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Wendell</text:p>
          </table:table-cell>
          <table:table-cell office:value-type="string">
            <text:p>Novais Campos</text:p>
          </table:table-cell>
          <table:table-cell office:value-type="string">
            <text:p>2311441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camposwendell@hot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Paulo Arantes De Lima</text:p>
          </table:table-cell>
          <table:table-cell office:value-type="string">
            <text:p>2310138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jpszz_@hot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Marcos</text:p>
          </table:table-cell>
          <table:table-cell office:value-type="string">
            <text:p>Paulo Moreira Damascena</text:p>
          </table:table-cell>
          <table:table-cell office:value-type="string">
            <text:p>2310004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mp_moreira@hotmail.com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Caroline</text:p>
          </table:table-cell>
          <table:table-cell office:value-type="string">
            <text:p>Pereira Xavier</text:p>
          </table:table-cell>
          <table:table-cell office:value-type="string">
            <text:p>231222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carolinepxavier03@gmail.com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Brunno</text:p>
          </table:table-cell>
          <table:table-cell office:value-type="string">
            <text:p>Rafael Magalhães Silva</text:p>
          </table:table-cell>
          <table:table-cell office:value-type="string">
            <text:p>2310130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brunnorafael321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Leilane</text:p>
          </table:table-cell>
          <table:table-cell office:value-type="string">
            <text:p>Rafaela Silva Portes</text:p>
          </table:table-cell>
          <table:table-cell office:value-type="string">
            <text:p>2310478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leilanerafaela81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Camilla</text:p>
          </table:table-cell>
          <table:table-cell office:value-type="string">
            <text:p>Regina Andrade Sousa</text:p>
          </table:table-cell>
          <table:table-cell office:value-type="string">
            <text:p>231079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Camilla.andrade3010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Lidia</text:p>
          </table:table-cell>
          <table:table-cell office:value-type="string">
            <text:p>Souza de Oliveira Pietrobon</text:p>
          </table:table-cell>
          <table:table-cell office:value-type="string">
            <text:p>2211131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lidia_1711@hot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Rodrigo</text:p>
          </table:table-cell>
          <table:table-cell office:value-type="string">
            <text:p>Victório de Lima</text:p>
          </table:table-cell>
          <table:table-cell office:value-type="string">
            <text:p>2312554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rodrigoviclima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Vitor de Almeida Lima</text:p>
          </table:table-cell>
          <table:table-cell office:value-type="string">
            <text:p>2312455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joaovitoralmeida.goias@gmail.com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Gustavo</text:p>
          </table:table-cell>
          <table:table-cell office:value-type="string">
            <text:p>Vitor dos Reis</text:p>
          </table:table-cell>
          <table:table-cell office:value-type="string">
            <text:p>2311194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reisgustavo511@gmail.com</text:p>
          </table:table-cell>
          <table:table-cell office:value-type="string">
            <text:p>0.87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  <table:table-row>
          <table:table-cell office:value-type="string">
            <text:p>Nicolle</text:p>
          </table:table-cell>
          <table:table-cell office:value-type="string">
            <text:p>Xavier Nunes</text:p>
          </table:table-cell>
          <table:table-cell office:value-type="string">
            <text:p>2312319</text:p>
          </table:table-cell>
          <table:table-cell office:value-type="string">
            <text:p>UniEVANGÉLICA</text:p>
          </table:table-cell>
          <table:table-cell office:value-type="string">
            <text:p/>
          </table:table-cell>
          <table:table-cell office:value-type="string">
            <text:p>nicollexaviernunes00@gmail.com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17779058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number="urn:oasis:names:tc:opendocument:xmlns:datastyle:1.0" xmlns:style="urn:oasis:names:tc:opendocument:xmlns:style:1.0" xmlns:table="urn:oasis:names:tc:opendocument:xmlns:table:1.0" xmlns:svg="urn:oasis:names:tc:opendocument:xmlns:svg-compatible:1.0" xmlns:fo="urn:oasis:names:tc:opendocument:xmlns:xsl-fo-compatible:1.0" xmlns:manifest="urn:oasis:names:tc:opendocument:xmlns:manifest:1.0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number="urn:oasis:names:tc:opendocument:xmlns:datastyle:1.0" xmlns:style="urn:oasis:names:tc:opendocument:xmlns:style:1.0" xmlns:table="urn:oasis:names:tc:opendocument:xmlns:tab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initial-creator>CARLOS ROBERTO GOMES JUNIOR</meta:initial-creator>
    <meta:creation-date>2026-05-04T11:43:57</meta:creation-date>
    <meta:document-statistic meta:table-count="1" meta:cell-count="0" meta:object-count="0"/>
    <meta:generator>odfpy</meta:generator>
  </office:meta>
</office:document-meta>
</file>